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e976"/>
    </style:style>
    <style:style style:name="P2" style:family="paragraph" style:parent-style-name="Standard">
      <style:text-properties fo:font-size="18pt" officeooo:rsid="0017e976" officeooo:paragraph-rsid="0017e976" style:font-size-asian="15.75pt" style:font-size-complex="18pt"/>
    </style:style>
    <style:style style:name="P3" style:family="paragraph" style:parent-style-name="Standard">
      <style:text-properties fo:font-size="16pt" officeooo:rsid="0017e976" officeooo:paragraph-rsid="0017e976" style:font-size-asian="14pt" style:font-size-complex="16pt"/>
    </style:style>
    <style:style style:name="P4" style:family="paragraph" style:parent-style-name="Standard">
      <style:text-properties fo:color="#ffbf00" fo:font-size="18pt" officeooo:rsid="0017e976" officeooo:paragraph-rsid="0017e976" style:font-size-asian="15.75pt" style:font-size-complex="18pt"/>
    </style:style>
    <style:style style:name="P5" style:family="paragraph" style:parent-style-name="Standard">
      <style:text-properties fo:color="#ffbf00" fo:font-size="14pt" officeooo:rsid="0017e976" officeooo:paragraph-rsid="0017e976" style:font-size-asian="12.25pt" style:font-size-complex="14pt"/>
    </style:style>
    <style:style style:name="P6" style:family="paragraph" style:parent-style-name="Standard">
      <style:text-properties fo:font-size="14pt" officeooo:rsid="0017e976" officeooo:paragraph-rsid="0017e976" style:font-size-asian="14pt" style:font-size-complex="14pt"/>
    </style:style>
    <style:style style:name="P7" style:family="paragraph" style:parent-style-name="Standard">
      <style:text-properties fo:color="#000000" fo:font-size="14pt" officeooo:rsid="0017e976" officeooo:paragraph-rsid="0017e976" style:font-size-asian="12.25pt" style:font-size-complex="14pt"/>
    </style:style>
    <style:style style:name="P8" style:family="paragraph" style:parent-style-name="Standard">
      <style:text-properties fo:color="#000000" fo:font-size="14pt" officeooo:rsid="00197876" officeooo:paragraph-rsid="00197876" style:font-size-asian="12.25pt" style:font-size-complex="14pt"/>
    </style:style>
    <style:style style:name="P9" style:family="paragraph" style:parent-style-name="Standard">
      <style:text-properties fo:color="#000000" fo:font-size="14pt" officeooo:rsid="0019ea12" officeooo:paragraph-rsid="0019ea12" style:font-size-asian="12.25pt" style:font-size-complex="14pt"/>
    </style:style>
    <style:style style:name="T1" style:family="text">
      <style:text-properties fo:color="#000000" fo:font-size="14pt" officeooo:rsid="0017e976" style:font-size-asian="12.25pt" style:font-size-complex="14pt"/>
    </style:style>
    <style:style style:name="T2" style:family="text">
      <style:text-properties officeooo:rsid="0019e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TLE</text:p>
      <text:p text:style-name="P2"/>
      <text:p text:style-name="P6">Bit&amp;Byte</text:p>
      <text:p text:style-name="P3"/>
      <text:p text:style-name="P4">Short Description (up to 80 chars)</text:p>
      <text:p text:style-name="P7"/>
      <text:p text:style-name="P8">A journey of a little bit to save his world from Viruses!</text:p>
      <text:p text:style-name="P4"/>
      <text:p text:style-name="P4">Full Description (up to 4000 chars)</text:p>
      <text:p text:style-name="P5"/>
      <text:p text:style-name="P8">A terrible malware infected Tommy’s computer and he cannot use it anymore. When everything seemed to be lost, here it comes: a help from a little hero. . . a bit. Our hero will have to travel to the heart of the pc: the kernel, fixing all the bugs, <text:span text:style-name="T2">solving puzzles and defeating Viruses.</text:span> Start with the high-level applications, and go on to the operative system to solve various problems. Free the imprisoned programs and <text:span text:style-name="T2">use their unique skills</text:span> to help you during your adventure.</text:p>
      <text:p text:style-name="P8"/>
      <text:p text:style-name="P9">This is a platformer puzzle game where the key to success is the cooperation between the characters. Developed for the Videogame Design and Programming course at the Politecnico di Milano. More information at:</text:p>
      <text:p text:style-name="P4"/>
      <text:p text:style-name="P1"><text:a xlink:type="simple" xlink:href="http://www.polimigamecollective.org/" text:style-name="Internet_20_link" text:visited-style-name="Visited_20_Internet_20_Link"><text:span text:style-name="T1">http://www.polimigamecollective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49:48.615000000</meta:creation-date>
    <dc:date>2019-02-22T16:15:03.860000000</dc:date>
    <meta:editing-duration>PT4M24S</meta:editing-duration>
    <meta:editing-cycles>1</meta:editing-cycles>
    <meta:document-statistic meta:table-count="0" meta:image-count="0" meta:object-count="0" meta:page-count="1" meta:paragraph-count="8" meta:word-count="145" meta:character-count="864" meta:non-whitespace-character-count="727"/>
    <meta:generator>LibreOffice/6.1.0.3$Windows_X86_64 LibreOffice_project/efb621ed25068d70781dc026f7e9c5187a4decd1</meta:generator>
  </office:meta>
</office:document-meta>
</file>